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508cm" draw:marker-end="Short_20_line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/>
    </style:style>
    <style:style style:name="T1" style:family="text">
      <style:text-properties fo:color="#000000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6cm" svg:height="2cm" svg:x="13.5cm" svg:y="7cm">
          <text:p text:style-name="P1"><text:span text:style-name="T1">&lt;&lt;interface&gt;</text:span></text:p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036cm" svg:height="1.2cm" svg:x="13.5cm" svg:y="9cm">
          <text:p text:style-name="P3"><text:span text:style-name="T2"><text:s/></text:span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3cm" svg:height="1.5cm" svg:x="18.607cm" svg:y="6.5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36cm" svg:height="2cm" svg:x="13.5cm" svg:y="1.8cm">
          <text:p text:style-name="P1"><text:span text:style-name="T1">&lt;&lt;interface&gt;</text:span></text:p>
          <text:p text:style-name="P1"><text:span text:style-name="T1">Iter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036cm" svg:height="1.2cm" svg:x="13.5cm" svg:y="3.8cm">
          <text:p text:style-name="P3"><text:span text:style-name="T2"><text:s/></text:span><text:span text:style-name="T2">iterator():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3cm" svg:height="1.5cm" svg:x="18.607cm" svg:y="1.3cm">
          <text:p text:style-name="P1">E</text:p>
          <draw:enhanced-geometry svg:viewBox="0 0 21600 21600" draw:type="rectangle" draw:enhanced-path="M 0 0 L 21600 0 21600 21600 0 21600 0 0 Z N"/>
        </draw:custom-shape>
        <draw:line draw:style-name="gr3" draw:layer="layout" svg:x1="16.5cm" svg:y1="7cm" svg:x2="16.5cm" svg:y2="5cm">
          <text:p/>
        </draw:line>
        <draw:custom-shape draw:style-name="gr1" draw:text-style-name="P2" draw:layer="layout" svg:width="6.036cm" svg:height="2cm" svg:x="4.4cm" svg:y="1.8cm">
          <text:p text:style-name="P1"><text:span text:style-name="T1">&lt;&lt;interface&gt;</text:span></text:p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036cm" svg:height="2.7cm" svg:x="4.4cm" svg:y="3.8cm">
          <text:p text:style-name="P3"><text:span text:style-name="T2">next():E</text:span></text:p>
          <text:p text:style-name="P3"><text:span text:style-name="T2">hasNext():boolean</text:span></text:p>
          <text:p text:style-name="P3"><text:span text:style-name="T2">remove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3cm" svg:height="1.5cm" svg:x="9.507cm" svg:y="1.3cm">
          <text:p text:style-name="P1">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5cm" svg:y1="3.2cm" svg:x2="10.5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9S</meta:editing-duration>
    <meta:editing-cycles>15</meta:editing-cycles>
    <meta:generator>LibreOffice/3.6$Linux_X86_64 LibreOffice_project/360m1$Build-2</meta:generator>
    <dc:date>2013-10-24T23:38:52</dc:date>
    <meta:document-statistic meta:object-count="11"/>
  </office:meta>
</office:document-meta>
</file>